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1.214cm" fo:break-before="auto" style:use-optimal-row-height="true"/>
    </style:style>
    <style:style style:name="ro3" style:family="table-row">
      <style:table-row-properties style:row-height="1.147cm" fo:break-before="auto" style:use-optimal-row-height="tru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table table:name="Mesures sur schéma" table:style-name="ta1" table:print="false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ce14"/>
        <table:table-column table:style-name="co4" table:number-columns-repeated="1013" table:default-cell-style-name="Default"/>
        <table:table-row table:style-name="ro1">
          <table:table-cell/>
          <table:table-cell table:style-name="ce4" office:value-type="string">
            <text:p>h</text:p>
          </table:table-cell>
          <table:table-cell table:style-name="ce4" office:value-type="string">
            <text:p>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ur la photo</text:p>
            <text:p>en cm</text:p>
          </table:table-cell>
          <table:table-cell table:style-name="ce5"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2" office:value-type="string">
            <text:p>sur le terrain</text:p>
            <text:p>en mètres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5" table:number-rows-spanned="1">
            <text:p>longeur, en m, des côtés du triangle rectangle d'hypoténuse a :</text:p>
          </table:table-cell>
          <table:covered-table-cell table:number-columns-repeated="3"/>
          <table:covered-table-cell table:style-name="ce8"/>
          <table:table-cell/>
          <table:table-cell table:style-name="ce1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Calcul de la</text:p>
            <text:p>"grande base" du 1<text:span text:style-name="T1">er</text:span><text:span text:style-name="T2"> trapèze</text:span></text:p>
          </table:table-cell>
          <table:table-cell table:style-name="ce6"/>
          <table:table-cell table:style-name="ce7" office:value-type="string">
            <text:p>m</text:p>
          </table:table-cell>
          <table:table-cell table:style-name="ce2" office:value-type="string" table:number-columns-spanned="2" table:number-rows-spanned="1">
            <text:p>Calcul de la</text:p>
            <text:p>"grande base"</text:p>
            <text:p>du 2<text:span text:style-name="T1">ème</text:span><text:span text:style-name="T2"> trapèze</text:span></text:p>
          </table:table-cell>
          <table:covered-table-cell table:style-name="ce9"/>
          <table:table-cell table:style-name="ce6"/>
          <table:table-cell table:style-name="ce7"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5" office:value-type="string">
            <text:p>Aire totale : 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5">
          <table:table-cell table:style-name="ce2" office:value-type="string">
            <text:p>Aire du</text:p>
            <text:p>"grand" trapèze</text:p>
          </table:table-cell>
          <table:table-cell table:style-name="ce6"/>
          <table:table-cell table:style-name="ce7" office:value-type="string">
            <text:p>m<text:span text:style-name="T3">²</text:span></text:p>
          </table:table-cell>
          <table:table-cell table:style-name="ce2" office:value-type="string" table:number-columns-spanned="2" table:number-rows-spanned="1">
            <text:p>Aire du</text:p>
            <text:p>"petit" trapèze</text:p>
          </table:table-cell>
          <table:covered-table-cell table:style-name="ce4"/>
          <table:table-cell table:style-name="ce6"/>
          <table:table-cell table:style-name="ce7" office:value-type="string">
            <text:p>m<text:span text:style-name="T3">²</text:span>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11/09/2016</text:date>, <text:time>16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6:36:43.81</meta:creation-date>
    <dc:date>2016-09-11T16:38:01.60</dc:date>
    <meta:editing-duration>PT1M17S</meta:editing-duration>
    <meta:editing-cycles>1</meta:editing-cycles>
    <meta:document-statistic meta:table-count="1" meta:cell-count="18" meta:object-count="0"/>
    <meta:generator>OpenOffice/4.0.1$Win32 OpenOffice.org_project/401m5$Build-9714</meta:generator>
  </office:meta>
</office:document-meta>
</file>